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1.2429in"/>
    </style:style>
    <style:style style:name="co5" style:family="table-column">
      <style:table-column-properties fo:break-before="auto" style:column-width="1.961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2">
          <table:table-cell table:style-name="ce1" office:value-type="string">
            <text:p>Internet-in-a-Box Inventory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12-19">
            <text:p>12/19/13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Status/Version</text:p>
          </table:table-cell>
          <table:table-cell table:style-name="ce1" office:value-type="string">
            <text:p>Location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Women's Shelter</text:p>
          </table:table-cell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Installed 20130501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Installed 20130501</text:p>
          </table:table-cell>
          <table:table-cell office:value-type="string">
            <text:p>Deployed to Pakistan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GoFlex Home</text:p>
          </table:table-cell>
          <table:table-cell office:value-type="string">
            <text:p>blinq (used)</text:p>
          </table:table-cell>
          <table:table-cell office:value-type="string">
            <text:p>Debian only installed 10/18/13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001">
            <text:p>1001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Given to Mike Brown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GoFlex Satellite</text:p>
          </table:table-cell>
          <table:table-cell office:value-type="string">
            <text:p>Newegg</text:p>
          </table:table-cell>
          <table:table-cell/>
          <table:table-cell office:value-type="string">
            <text:p>Braddock</text:p>
          </table:table-cell>
        </table:table-row>
        <table:table-row table:style-name="ro4">
          <table:table-cell office:value-type="float" office:value="1002">
            <text:p>1002</text:p>
          </table:table-cell>
          <table:table-cell office:value-type="string">
            <text:p>Wireless One</text:p>
          </table:table-cell>
          <table:table-cell office:value-type="string">
            <text:p>Newegg</text:p>
          </table:table-cell>
          <table:table-cell/>
          <table:table-cell office:value-type="string">
            <text:p>Given to Jeff Doozan</text:p>
          </table:table-cell>
        </table:table-row>
        <table:table-row table:style-name="ro4">
          <table:table-cell/>
          <table:table-cell office:value-type="string">
            <text:p>Wireless One</text:p>
          </table:table-cell>
          <table:table-cell office:value-type="string">
            <text:p>Newegg</text:p>
          </table:table-cell>
          <table:table-cell office:value-type="string">
            <text:p>NOT WORKING</text:p>
          </table:table-cell>
          <table:table-cell office:value-type="string">
            <text:p>Braddock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WRT54G AP</text:p>
          </table:table-cell>
          <table:table-cell office:value-type="string">
            <text:p>Used</text:p>
          </table:table-cell>
          <table:table-cell office:value-type="string">
            <text:p>DD-WRT</text:p>
          </table:table-cell>
          <table:table-cell office:value-type="string">
            <text:p>Deployed to Women's Shelter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Failed DD-WRT</text:p>
          </table:table-cell>
          <table:table-cell office:value-type="string">
            <text:p>Braddock</text:p>
          </table:table-cell>
        </table:table-row>
        <table:table-row table:style-name="ro4">
          <table:table-cell/>
          <table:table-cell office:value-type="string">
            <text:p>Roswell Lite-N AP</text:p>
          </table:table-cell>
          <table:table-cell office:value-type="string">
            <text:p>Newegg</text:p>
          </table:table-cell>
          <table:table-cell office:value-type="string">
            <text:p>Untouched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621</text:p>
          </table:table-cell>
          <table:table-cell office:value-type="string">
            <text:p>Sent to Tony A.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621</text:p>
          </table:table-cell>
          <table:table-cell office:value-type="string">
            <text:p>Owned by XSCE. <text:s/>Sent to George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Loaned to Anne S.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Sent to George.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ssport USB3 HD</text:p>
          </table:table-cell>
          <table:table-cell office:value-type="string">
            <text:p>Adam Holt</text:p>
          </table:table-cell>
          <table:table-cell office:value-type="string">
            <text:p>Dataset 20130811</text:p>
          </table:table-cell>
          <table:table-cell office:value-type="string">
            <text:p>Owned by XSCE. <text:s/>Braddock has it</text:p>
          </table:table-cell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30811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eset 20130811/0.5.5</text:p>
          </table:table-cell>
          <table:table-cell office:value-type="string">
            <text:p>Deployed to Malawi</text:p>
          </table:table-cell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GoFlex Home</text:p>
          </table:table-cell>
          <table:table-cell office:value-type="string">
            <text:p>Refurb</text:p>
          </table:table-cell>
          <table:table-cell office:value-type="string">
            <text:p>Dataset 20130811/0.5.5</text:p>
          </table:table-cell>
          <table:table-cell office:value-type="string">
            <text:p>Deployed to Kiribati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GoFlex Home</text:p>
          </table:table-cell>
          <table:table-cell office:value-type="string">
            <text:p>Newegg</text:p>
          </table:table-cell>
          <table:table-cell office:value-type="string">
            <text:p>Date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GoFlex Home</text:p>
          </table:table-cell>
          <table:table-cell office:value-type="string">
            <text:p>From Parts</text:p>
          </table:table-cell>
          <table:table-cell office:value-type="string">
            <text:p>Dataset 20130811/0.5.5</text:p>
          </table:table-cell>
          <table:table-cell office:value-type="string">
            <text:p>Deployed Sierra Leone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 office:value-type="string">
            <text:p>Deployed to Haiti (Russ)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 office:value-type="string">
            <text:p>Deployed to Haiti (Sarah)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Dataset 20130811/0.5.5</text:p>
          </table:table-cell>
          <table:table-cell office:value-type="string">
            <text:p>Braddock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GoFlex Home</text:p>
          </table:table-cell>
          <table:table-cell office:value-type="string">
            <text:p>irestore ebay</text:p>
          </table:table-cell>
          <table:table-cell office:value-type="string">
            <text:p>Untouched new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Dataset 20140125</text:p>
          </table:table-cell>
          <table:table-cell office:value-type="string">
            <text:p>Loaned to James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Canvio USB3 HD</text:p>
          </table:table-cell>
          <table:table-cell office:value-type="string">
            <text:p>Newegg</text:p>
          </table:table-cell>
          <table:table-cell office:value-type="string">
            <text:p>public3</text:p>
          </table:table-cell>
          <table:table-cell office:value-type="string">
            <text:p>Braddock</text:p>
          </table:table-cell>
        </table:table-row>
        <table:table-row table:style-name="ro2" table:number-rows-repeated="104854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20:00:18</meta:creation-date>
    <dc:date>2014-01-25T09:01:10</dc:date>
    <dc:creator>Braddock </dc:creator>
    <meta:editing-duration>P1DT11M30S</meta:editing-duration>
    <meta:editing-cycles>23</meta:editing-cycles>
    <meta:generator>LibreOffice/3.5$Linux_X86_64 LibreOffice_project/350m1$Build-2</meta:generator>
    <meta:document-statistic meta:table-count="3" meta:cell-count="135" meta:object-count="0"/>
  </office:meta>
</office:document-meta>
</file>